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_20__28_user_29_">
      <style:paragraph-properties fo:text-align="center" style:justify-single-word="false"/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2" style:family="paragraph" style:parent-style-name="Preformatted_20_Text_20__28_user_29_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text-properties officeooo:rsid="001ef45b" officeooo:paragraph-rsid="001ef45b"/>
    </style:style>
    <style:style style:name="P4" style:family="paragraph" style:parent-style-name="Standard">
      <style:text-properties style:font-name="Times New Roman" fo:font-size="14pt" fo:font-weight="bold" officeooo:rsid="001ef45b" officeooo:paragraph-rsid="001ef45b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text-properties officeooo:rsid="001f2d96" officeooo:paragraph-rsid="001f2d96"/>
    </style:style>
    <style:style style:name="P6" style:family="paragraph" style:parent-style-name="Standard">
      <style:text-properties officeooo:rsid="001f2d96" officeooo:paragraph-rsid="0022a838"/>
    </style:style>
    <style:style style:name="P7" style:family="paragraph" style:parent-style-name="Standard">
      <style:text-properties officeooo:rsid="00212169" officeooo:paragraph-rsid="00212169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1ef45b" officeooo:paragraph-rsid="001ef45b" style:font-size-asian="14pt" style:font-weight-asian="normal" style:font-name-complex="Times New Roman" style:font-size-complex="14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Times New Roman" fo:font-size="14pt" fo:font-weight="normal" officeooo:rsid="001ef45b" officeooo:paragraph-rsid="001ef45b" style:font-size-asian="14pt" style:font-weight-asian="normal" style:font-name-complex="Times New Roman" style:font-size-complex="14pt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Times New Roman" fo:font-size="14pt" fo:font-weight="normal" officeooo:rsid="001f2d96" officeooo:paragraph-rsid="0022a838" style:font-size-asian="14pt" style:font-weight-asian="normal" style:font-name-complex="Times New Roman" style:font-size-complex="14pt" style:font-weight-complex="normal"/>
    </style:style>
    <style:style style:name="P11" style:family="paragraph" style:parent-style-name="Text_20_body">
      <style:text-properties officeooo:rsid="001ef45b" officeooo:paragraph-rsid="001ef45b"/>
    </style:style>
    <style:style style:name="P12" style:family="paragraph" style:parent-style-name="Text_20_body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rsid="001ef45b" officeooo:paragraph-rsid="001ef45b" style:font-size-asian="14pt" style:font-weight-asian="bold" style:font-name-complex="Times New Roman" style:font-size-complex="14pt" style:font-weight-complex="bold"/>
    </style:style>
    <style:style style:name="P13" style:family="paragraph" style:parent-style-name="Text_20_body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14" style:family="paragraph" style:parent-style-name="Heading_20_2">
      <style:paragraph-properties fo:text-align="start" style:justify-single-word="false"/>
      <style:text-properties style:font-name="Times New Roman" fo:font-size="14pt" fo:font-weight="normal" officeooo:paragraph-rsid="001ef45b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fo:font-style="normal" style:font-size-asian="14pt" style:font-style-asian="normal" style:font-name-complex="Times New Roman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.<text:span text:style-name="T1">Проверить наличие жестких дисков</text:span></text:p>
      <text:p text:style-name="P3">[root@localhost selld]# lvmdiskscan</text:p>
      <text:p text:style-name="P3"><text:s text:c="2"/>/dev/centos/swap [ <text:s text:c="4"/>820,00 MiB] </text:p>
      <text:p text:style-name="P3"><text:s text:c="2"/>/dev/sda1 <text:s text:c="7"/>[ <text:s text:c="4"/>500,00 MiB] </text:p>
      <text:p text:style-name="P3"><text:s text:c="2"/>/dev/centos/root [ <text:s text:c="6"/>6,71 GiB] </text:p>
      <text:p text:style-name="P3"><text:s text:c="2"/>/dev/sda2 <text:s text:c="7"/>[ <text:s text:c="6"/>7,51 GiB] LVM physical volume</text:p>
      <text:p text:style-name="P3"><text:s text:c="2"/>/dev/sdb <text:s text:c="8"/>[ <text:s text:c="6"/>2,97 GiB] </text:p>
      <text:p text:style-name="P3"><text:s text:c="2"/>/dev/sdc <text:s text:c="8"/>[ <text:s text:c="4"/>994,48 MiB] </text:p>
      <text:p text:style-name="P3"><text:s text:c="2"/>4 disks</text:p>
      <text:p text:style-name="P3"><text:s text:c="2"/>1 partition</text:p>
      <text:p text:style-name="P3"><text:s text:c="2"/>0 LVM physical volume whole disks</text:p>
      <text:p text:style-name="P3"><text:s text:c="2"/>1 LVM physical volume</text:p>
      <text:p text:style-name="P3">5.<text:span text:style-name="T1">Создать физические тома</text:span></text:p>
      <text:p text:style-name="P1"/>
      <text:p text:style-name="P2"><text:tab/>pvcreate /dev/sdb</text:p>
      <text:p text:style-name="P4"><text:tab/>pvcreate /dev/sdc</text:p>
      <text:p text:style-name="P3">[root@localhost selld]# pvcreate /dev/sdb</text:p>
      <text:p text:style-name="P3"><text:s text:c="2"/>Physical volume "/dev/sdb" successfully created</text:p>
      <text:p text:style-name="P3">[root@localhost selld]# pvcreate /dev/sdc</text:p>
      <text:p text:style-name="P3"><text:s text:c="2"/>Physical volume "/dev/sdc" successfully created</text:p>
      <text:list xml:id="list3210395141225934135" text:style-name="WW8Num1">
        <text:list-item>
          <text:list>
            <text:list-item>
              <text:h text:style-name="P14" text:outline-level="2">проверить наличие томов командой </text:h>
            </text:list-item>
          </text:list>
        </text:list-item>
      </text:list>
      <text:p text:style-name="P13"><text:tab/>pvscan</text:p>
      <text:p text:style-name="P12"><text:tab/>pvdisplay</text:p>
      <text:p text:style-name="P3">[root@localhost selld]# pvscan</text:p>
      <text:p text:style-name="P3"><text:s text:c="2"/>PV /dev/sda2 <text:s text:c="2"/>VG centos <text:s text:c="9"/>lvm2 [7,51 GiB / 0 <text:s text:c="3"/>free]</text:p>
      <text:p text:style-name="P3"><text:s text:c="2"/>PV /dev/sdb <text:s text:c="22"/>lvm2 [2,97 GiB]</text:p>
      <text:p text:style-name="P3"><text:s text:c="2"/>PV /dev/sdc <text:s text:c="22"/>lvm2 [994,48 MiB]</text:p>
      <text:p text:style-name="P3"><text:s text:c="2"/>Total: 3 [11,44 GiB] / in use: 1 [7,51 GiB] / in no VG: 2 [3,94 GiB]</text:p>
      <text:p text:style-name="P3">[root@localhost selld]# pvdisplay</text:p>
      <text:p text:style-name="P3"><text:s text:c="2"/>--- Physical volume ---</text:p>
      <text:p text:style-name="P3"><text:s text:c="2"/>PV Name <text:s text:c="14"/>/dev/sda2</text:p>
      <text:p text:style-name="P3"><text:s text:c="2"/>VG Name <text:s text:c="14"/>centos</text:p>
      <text:p text:style-name="P3"><text:s text:c="2"/>PV Size <text:s text:c="14"/>7,51 GiB / not usable 3,00 MiB</text:p>
      <text:p text:style-name="P3"><text:s text:c="2"/>Allocatable <text:s text:c="10"/>yes (but full)</text:p>
      <text:p text:style-name="P3"><text:s text:c="2"/>PE Size <text:s text:c="14"/>4,00 MiB</text:p>
      <text:p text:style-name="P3"><text:s text:c="2"/>Total PE <text:s text:c="13"/>1922</text:p>
      <text:p text:style-name="P3"><text:s text:c="2"/>Free PE <text:s text:c="14"/>0</text:p>
      <text:p text:style-name="P3"><text:s text:c="2"/>Allocated PE <text:s text:c="9"/>1922</text:p>
      <text:p text:style-name="P3"><text:s text:c="2"/>PV UUID <text:s text:c="14"/>h11TCH-cDUT-18Nj-zoH9-qS2K-oSkS-T6ixVM</text:p>
      <text:p text:style-name="P3"><text:s text:c="3"/></text:p>
      <text:p text:style-name="P3"><text:s text:c="2"/>"/dev/sdb" is a new physical volume of "2,97 GiB"</text:p>
      <text:p text:style-name="P3"><text:s text:c="2"/>--- NEW Physical volume ---</text:p>
      <text:p text:style-name="P3"><text:s text:c="2"/>PV Name <text:s text:c="14"/>/dev/sdb</text:p>
      <text:p text:style-name="P3"><text:s text:c="2"/>VG Name <text:s text:c="14"/></text:p>
      <text:p text:style-name="P3"><text:s text:c="2"/>PV Size <text:s text:c="14"/>2,97 GiB</text:p>
      <text:p text:style-name="P3"><text:s text:c="2"/>Allocatable <text:s text:c="10"/>NO</text:p>
      <text:p text:style-name="P3"><text:s text:c="2"/>PE Size <text:s text:c="14"/>0 <text:s text:c="2"/></text:p>
      <text:p text:style-name="P3"><text:s text:c="2"/>Total PE <text:s text:c="13"/>0</text:p>
      <text:p text:style-name="P3"><text:soft-page-break/><text:s text:c="2"/>Free PE <text:s text:c="14"/>0</text:p>
      <text:p text:style-name="P3"><text:s text:c="2"/>Allocated PE <text:s text:c="9"/>0</text:p>
      <text:p text:style-name="P3"><text:s text:c="2"/>PV UUID <text:s text:c="14"/>ZYDF7A-dd30-dkWV-fQgs-3vA7-o4p4-zEXy4j</text:p>
      <text:p text:style-name="P3"><text:s text:c="3"/></text:p>
      <text:p text:style-name="P3"><text:s text:c="2"/>"/dev/sdc" is a new physical volume of "994,48 MiB"</text:p>
      <text:p text:style-name="P3"><text:s text:c="2"/>--- NEW Physical volume ---</text:p>
      <text:p text:style-name="P3"><text:s text:c="2"/>PV Name <text:s text:c="14"/>/dev/sdc</text:p>
      <text:p text:style-name="P3"><text:s text:c="2"/>VG Name <text:s text:c="14"/></text:p>
      <text:p text:style-name="P3"><text:s text:c="2"/>PV Size <text:s text:c="14"/>994,48 MiB</text:p>
      <text:p text:style-name="P3"><text:s text:c="2"/>Allocatable <text:s text:c="10"/>NO</text:p>
      <text:p text:style-name="P3"><text:s text:c="2"/>PE Size <text:s text:c="14"/>0 <text:s text:c="2"/></text:p>
      <text:p text:style-name="P3"><text:s text:c="2"/>Total PE <text:s text:c="13"/>0</text:p>
      <text:p text:style-name="P3"><text:s text:c="2"/>Free PE <text:s text:c="14"/>0</text:p>
      <text:p text:style-name="P3"><text:s text:c="2"/>Allocated PE <text:s text:c="9"/>0</text:p>
      <text:p text:style-name="P3"><text:s text:c="2"/>PV UUID <text:s text:c="14"/>99m5sV-Da15-ZFIf-QWaD-25lt-GN88-XcydA0</text:p>
      <text:p text:style-name="P3"><text:s text:c="3"/></text:p>
      <text:p text:style-name="P3">2. <text:span text:style-name="T1">На этих физических томах создаём </text:span><text:span text:style-name="Strong_20_Emphasis"><text:span text:style-name="T2">группу томов</text:span></text:span><text:span text:style-name="T1">, которая будет называться </text:span><text:span text:style-name="Emphasis"><text:span text:style-name="T1">vg1</text:span></text:span><text:span text:style-name="T1">: </text:span></text:p>
      <text:p text:style-name="P3">[root@localhost selld]# vgcreate vg1 /dev/sdb /dev/sdc</text:p>
      <text:p text:style-name="P3"><text:s text:c="2"/>Volume group "vg1" successfully created</text:p>
      <text:p text:style-name="P9">Посмотрим информацию о нашей группе томов: </text:p>
      <text:p text:style-name="P3">[root@localhost selld]# vgdisplay vg1</text:p>
      <text:p text:style-name="P3"><text:s text:c="2"/>--- Volume group ---</text:p>
      <text:p text:style-name="P3"><text:s text:c="2"/>VG Name <text:s text:c="14"/>vg1</text:p>
      <text:p text:style-name="P3"><text:s text:c="2"/>System ID <text:s text:c="12"/></text:p>
      <text:p text:style-name="P3"><text:s text:c="2"/>Format <text:s text:c="15"/>lvm2</text:p>
      <text:p text:style-name="P3"><text:s text:c="2"/>Metadata Areas <text:s text:c="7"/>2</text:p>
      <text:p text:style-name="P3"><text:s text:c="2"/>Metadata Sequence No <text:s/>1</text:p>
      <text:p text:style-name="P3"><text:s text:c="2"/>VG Access <text:s text:c="12"/>read/write</text:p>
      <text:p text:style-name="P3"><text:s text:c="2"/>VG Status <text:s text:c="12"/>resizable</text:p>
      <text:p text:style-name="P3"><text:s text:c="2"/>MAX LV <text:s text:c="15"/>0</text:p>
      <text:p text:style-name="P3"><text:s text:c="2"/>Cur LV <text:s text:c="15"/>0</text:p>
      <text:p text:style-name="P3"><text:s text:c="2"/>Open LV <text:s text:c="14"/>0</text:p>
      <text:p text:style-name="P3"><text:s text:c="2"/>Max PV <text:s text:c="15"/>0</text:p>
      <text:p text:style-name="P3"><text:s text:c="2"/>Cur PV <text:s text:c="15"/>2</text:p>
      <text:p text:style-name="P3"><text:s text:c="2"/>Act PV <text:s text:c="15"/>2</text:p>
      <text:p text:style-name="P3"><text:s text:c="2"/>VG Size <text:s text:c="14"/>3,93 GiB</text:p>
      <text:p text:style-name="P3"><text:s text:c="2"/>PE Size <text:s text:c="14"/>4,00 MiB</text:p>
      <text:p text:style-name="P3"><text:s text:c="2"/>Total PE <text:s text:c="13"/>1006</text:p>
      <text:p text:style-name="P3"><text:s text:c="2"/>Alloc PE / Size <text:s text:c="6"/>0 / 0 <text:s text:c="2"/></text:p>
      <text:p text:style-name="P3"><text:s text:c="2"/>Free <text:s/>PE / Size <text:s text:c="6"/>1006 / 3,93 GiB</text:p>
      <text:p text:style-name="P3"><text:s text:c="2"/>VG UUID <text:s text:c="14"/>tcobC6-9laN-pyIe-Dn0U-TIJ8-vNrj-K2bPNe</text:p>
      <text:p text:style-name="P3"><text:s text:c="3"/></text:p>
      <text:p text:style-name="P3">[root@localhost selld]# vgscan</text:p>
      <text:p text:style-name="P3"><text:s text:c="2"/>Reading all physical volumes. <text:s/>This may take a while...</text:p>
      <text:p text:style-name="P3"><text:s text:c="2"/>Found volume group "vg1" using metadata type lvm2</text:p>
      <text:p text:style-name="P3"><text:s text:c="2"/>Found volume group "centos" using metadata type lvm2</text:p>
      <text:p text:style-name="P3"/>
      <text:p text:style-name="P3">3.</text:p>
      <text:p text:style-name="P11"><text:span text:style-name="T2">Теперь в группе томов создадим </text:span><text:span text:style-name="Strong_20_Emphasis"><text:span text:style-name="T2">логические тома</text:span></text:span><text:span text:style-name="T2"> </text:span><text:span text:style-name="Emphasis"><text:span text:style-name="T3">lv1, lv2</text:span></text:span><text:span text:style-name="T2"> и lv3 размером <text:s text:c="2"/>1 Гбайт, 1 Гбайт и 0.5 Гб соответствено: </text:span></text:p>
      <text:p text:style-name="P3"><text:soft-page-break/>[root@localhost selld]# lvcreate -n lv1 -L 1G vg1</text:p>
      <text:p text:style-name="P3">[root@localhost selld]# lvcreate -n lv2 -L 1G vg1</text:p>
      <text:p text:style-name="P3">[root@localhost selld]# lvcreate -n lv3 -L 500M vg1</text:p>
      <text:p text:style-name="P3"><text:s text:c="2"/>Logical volume "lv3" created</text:p>
      <text:p text:style-name="P8">Посмотрим информацию о наших логических томах: </text:p>
      <text:p text:style-name="P3">[root@localhost selld]# lvdisplay</text:p>
      <text:p text:style-name="P3"><text:s text:c="2"/>--- Logical volume ---</text:p>
      <text:p text:style-name="P3"><text:s text:c="2"/>LV Path <text:s text:c="15"/>/dev/vg1/lv1</text:p>
      <text:p text:style-name="P3"><text:s text:c="2"/>LV Name <text:s text:c="15"/>lv1</text:p>
      <text:p text:style-name="P3"><text:s text:c="2"/>VG Name <text:s text:c="15"/>vg1</text:p>
      <text:p text:style-name="P3"><text:s text:c="2"/>LV UUID <text:s text:c="15"/>0jBmhQ-SHpO-rauY-W7zS-tF7J-jUzk-Xsw2JS</text:p>
      <text:p text:style-name="P3"><text:s text:c="2"/>LV Write Access <text:s text:c="7"/>read/write</text:p>
      <text:p text:style-name="P3"><text:s text:c="2"/>LV Creation host, time localhost.localdomain, 2014-11-07 11:19:34 +0400</text:p>
      <text:p text:style-name="P3"><text:s text:c="2"/>LV Status <text:s text:c="13"/>available</text:p>
      <text:p text:style-name="P3"><text:s text:c="2"/># open <text:s text:c="16"/>0</text:p>
      <text:p text:style-name="P3"><text:s text:c="2"/>LV Size <text:s text:c="15"/>1,00 GiB</text:p>
      <text:p text:style-name="P3"><text:s text:c="2"/>Current LE <text:s text:c="12"/>256</text:p>
      <text:p text:style-name="P3"><text:s text:c="2"/>Segments <text:s text:c="14"/>1</text:p>
      <text:p text:style-name="P3"><text:s text:c="2"/>Allocation <text:s text:c="12"/>inherit</text:p>
      <text:p text:style-name="P3"><text:s text:c="2"/>Read ahead sectors <text:s text:c="4"/>auto</text:p>
      <text:p text:style-name="P3"><text:s text:c="2"/>- currently set to <text:s text:c="4"/>8192</text:p>
      <text:p text:style-name="P3"><text:s text:c="2"/>Block device <text:s text:c="10"/>253:2</text:p>
      <text:p text:style-name="P3"><text:s text:c="3"/></text:p>
      <text:p text:style-name="P3"><text:s text:c="2"/>--- Logical volume ---</text:p>
      <text:p text:style-name="P3"><text:s text:c="2"/>LV Path <text:s text:c="15"/>/dev/vg1/lv2</text:p>
      <text:p text:style-name="P3"><text:s text:c="2"/>LV Name <text:s text:c="15"/>lv2</text:p>
      <text:p text:style-name="P3"><text:s text:c="2"/>VG Name <text:s text:c="15"/>vg1</text:p>
      <text:p text:style-name="P3"><text:s text:c="2"/>LV UUID <text:s text:c="15"/>xm6Blq-Rqbq-XDog-8x23-FjFc-XWcr-lVRBRA</text:p>
      <text:p text:style-name="P3"><text:s text:c="2"/>LV Write Access <text:s text:c="7"/>read/write</text:p>
      <text:p text:style-name="P3"><text:s text:c="2"/>LV Creation host, time localhost.localdomain, 2014-11-07 11:19:39 +0400</text:p>
      <text:p text:style-name="P3"><text:s text:c="2"/>LV Status <text:s text:c="13"/>available</text:p>
      <text:p text:style-name="P3"><text:s text:c="2"/># open <text:s text:c="16"/>0</text:p>
      <text:p text:style-name="P3"><text:s text:c="2"/>LV Size <text:s text:c="15"/>1,00 GiB</text:p>
      <text:p text:style-name="P3"><text:s text:c="2"/>Current LE <text:s text:c="12"/>256</text:p>
      <text:p text:style-name="P3"><text:s text:c="2"/>Segments <text:s text:c="14"/>1</text:p>
      <text:p text:style-name="P3"><text:s text:c="2"/>Allocation <text:s text:c="12"/>inherit</text:p>
      <text:p text:style-name="P3"><text:s text:c="2"/>Read ahead sectors <text:s text:c="4"/>auto</text:p>
      <text:p text:style-name="P3"><text:s text:c="2"/>- currently set to <text:s text:c="4"/>8192</text:p>
      <text:p text:style-name="P3"><text:s text:c="2"/>Block device <text:s text:c="10"/>253:3</text:p>
      <text:p text:style-name="P3"><text:s text:c="3"/></text:p>
      <text:p text:style-name="P3"><text:s text:c="2"/>--- Logical volume ---</text:p>
      <text:p text:style-name="P3"><text:s text:c="2"/>LV Path <text:s text:c="15"/>/dev/vg1/lv3</text:p>
      <text:p text:style-name="P3"><text:s text:c="2"/>LV Name <text:s text:c="15"/>lv3</text:p>
      <text:p text:style-name="P3"><text:s text:c="2"/>VG Name <text:s text:c="15"/>vg1</text:p>
      <text:p text:style-name="P3"><text:s text:c="2"/>LV UUID <text:s text:c="15"/>1fX3qE-cnes-u1J4-nonC-Bw1l-Y1t9-eyaoOe</text:p>
      <text:p text:style-name="P3"><text:s text:c="2"/>LV Write Access <text:s text:c="7"/>read/write</text:p>
      <text:p text:style-name="P3"><text:s text:c="2"/>LV Creation host, time localhost.localdomain, 2014-11-07 11:21:33 +0400</text:p>
      <text:p text:style-name="P3"><text:s text:c="2"/>LV Status <text:s text:c="13"/>available</text:p>
      <text:p text:style-name="P3"><text:s text:c="2"/># open <text:s text:c="16"/>0</text:p>
      <text:p text:style-name="P3"><text:s text:c="2"/>LV Size <text:s text:c="15"/>500,00 MiB</text:p>
      <text:p text:style-name="P3"><text:s text:c="2"/>Current LE <text:s text:c="12"/>125</text:p>
      <text:p text:style-name="P3"><text:soft-page-break/><text:s text:c="2"/>Segments <text:s text:c="14"/>1</text:p>
      <text:p text:style-name="P3"><text:s text:c="2"/>Allocation <text:s text:c="12"/>inherit</text:p>
      <text:p text:style-name="P3"><text:s text:c="2"/>Read ahead sectors <text:s text:c="4"/>auto</text:p>
      <text:p text:style-name="P3"><text:s text:c="2"/>- currently set to <text:s text:c="4"/>8192</text:p>
      <text:p text:style-name="P3"><text:s text:c="2"/>Block device <text:s text:c="10"/>253:4</text:p>
      <text:p text:style-name="P3"><text:s text:c="3"/></text:p>
      <text:p text:style-name="P3"><text:s text:c="2"/>--- Logical volume ---</text:p>
      <text:p text:style-name="P3"><text:s text:c="2"/>LV Path <text:s text:c="15"/>/dev/centos/swap</text:p>
      <text:p text:style-name="P3"><text:s text:c="2"/>LV Name <text:s text:c="15"/>swap</text:p>
      <text:p text:style-name="P3"><text:s text:c="2"/>VG Name <text:s text:c="15"/>centos</text:p>
      <text:p text:style-name="P3"><text:s text:c="2"/>LV UUID <text:s text:c="15"/>toYKx8-KRjN-TJ8o-x06M-f5er-U1Ed-aFGiWW</text:p>
      <text:p text:style-name="P3"><text:s text:c="2"/>LV Write Access <text:s text:c="7"/>read/write</text:p>
      <text:p text:style-name="P3"><text:s text:c="2"/>LV Creation host, time localhost, 2014-09-30 16:05:31 +0400</text:p>
      <text:p text:style-name="P3"><text:s text:c="2"/>LV Status <text:s text:c="13"/>available</text:p>
      <text:p text:style-name="P3"><text:s text:c="2"/># open <text:s text:c="16"/>2</text:p>
      <text:p text:style-name="P3"><text:s text:c="2"/>LV Size <text:s text:c="15"/>820,00 MiB</text:p>
      <text:p text:style-name="P3"><text:s text:c="2"/>Current LE <text:s text:c="12"/>205</text:p>
      <text:p text:style-name="P3"><text:s text:c="2"/>Segments <text:s text:c="14"/>1</text:p>
      <text:p text:style-name="P3"><text:s text:c="2"/>Allocation <text:s text:c="12"/>inherit</text:p>
      <text:p text:style-name="P3"><text:s text:c="2"/>Read ahead sectors <text:s text:c="4"/>auto</text:p>
      <text:p text:style-name="P3"><text:s text:c="2"/>- currently set to <text:s text:c="4"/>256</text:p>
      <text:p text:style-name="P3"><text:s text:c="2"/>Block device <text:s text:c="10"/>253:0</text:p>
      <text:p text:style-name="P3"><text:s text:c="3"/></text:p>
      <text:p text:style-name="P3"><text:s text:c="2"/>--- Logical volume ---</text:p>
      <text:p text:style-name="P3"><text:s text:c="2"/>LV Path <text:s text:c="15"/>/dev/centos/root</text:p>
      <text:p text:style-name="P3"><text:s text:c="2"/>LV Name <text:s text:c="15"/>root</text:p>
      <text:p text:style-name="P3"><text:s text:c="2"/>VG Name <text:s text:c="15"/>centos</text:p>
      <text:p text:style-name="P3"><text:s text:c="2"/>LV UUID <text:s text:c="15"/>3czHuS-Jqfq-ibYh-gPls-D1iN-ok0O-D9iBp8</text:p>
      <text:p text:style-name="P3"><text:s text:c="2"/>LV Write Access <text:s text:c="7"/>read/write</text:p>
      <text:p text:style-name="P3"><text:s text:c="2"/>LV Creation host, time localhost, 2014-09-30 16:05:32 +0400</text:p>
      <text:p text:style-name="P3"><text:s text:c="2"/>LV Status <text:s text:c="13"/>available</text:p>
      <text:p text:style-name="P3"><text:s text:c="2"/># open <text:s text:c="16"/>1</text:p>
      <text:p text:style-name="P3"><text:s text:c="2"/>LV Size <text:s text:c="15"/>6,71 GiB</text:p>
      <text:p text:style-name="P3"><text:s text:c="2"/>Current LE <text:s text:c="12"/>1717</text:p>
      <text:p text:style-name="P3"><text:s text:c="2"/>Segments <text:s text:c="14"/>1</text:p>
      <text:p text:style-name="P3"><text:s text:c="2"/>Allocation <text:s text:c="12"/>inherit</text:p>
      <text:p text:style-name="P3"><text:s text:c="2"/>Read ahead sectors <text:s text:c="4"/>auto</text:p>
      <text:p text:style-name="P3"><text:s text:c="2"/>- currently set to <text:s text:c="4"/>256</text:p>
      <text:p text:style-name="P3"><text:s text:c="2"/>Block device <text:s text:c="10"/>253:1</text:p>
      <text:p text:style-name="P3"/>
      <text:p text:style-name="P3">[root@localhost selld]# lvscan</text:p>
      <text:p text:style-name="P3"><text:s text:c="2"/>ACTIVE <text:s text:c="11"/>'/dev/vg1/lv1' [1,00 GiB] inherit</text:p>
      <text:p text:style-name="P3"><text:s text:c="2"/>ACTIVE <text:s text:c="11"/>'/dev/vg1/lv2' [1,00 GiB] inherit</text:p>
      <text:p text:style-name="P3"><text:s text:c="2"/>ACTIVE <text:s text:c="11"/>'/dev/vg1/lv3' [500,00 MiB] inherit</text:p>
      <text:p text:style-name="P3"><text:s text:c="2"/>ACTIVE <text:s text:c="11"/>'/dev/centos/swap' [820,00 MiB] inherit</text:p>
      <text:p text:style-name="P3"><text:s text:c="2"/>ACTIVE <text:s text:c="11"/>'/dev/centos/root' [6,71 GiB] inherit</text:p>
      <text:p text:style-name="P3"/>
      <text:p text:style-name="P5">5. <text:span text:style-name="T1">Зафиксируем в отчет размеры дисков (df -h)</text:span></text:p>
      <text:p text:style-name="P5">[root@localhost selld]# df -h</text:p>
      <text:p text:style-name="P5">Файловая система <text:s text:c="7"/>Размер Использовано <text:s/>Дост Использовано% Cмонтировано в</text:p>
      <text:p text:style-name="P5">/dev/mapper/centos-root <text:s text:c="2"/>6,7G <text:s text:c="8"/>996M <text:s/>5,8G <text:s text:c="10"/>15% /</text:p>
      <text:p text:style-name="P5">devtmpfs <text:s text:c="17"/>1,7G <text:s text:c="11"/>0 <text:s/>1,7G <text:s text:c="11"/>0% /dev</text:p>
      <text:p text:style-name="P5"><text:soft-page-break/>tmpfs <text:s text:c="20"/>1,7G <text:s text:c="11"/>0 <text:s/>1,7G <text:s text:c="11"/>0% /dev/shm</text:p>
      <text:p text:style-name="P5">tmpfs <text:s text:c="20"/>1,7G <text:s text:c="8"/>8,4M <text:s/>1,7G <text:s text:c="11"/>1% /run</text:p>
      <text:p text:style-name="P5">tmpfs <text:s text:c="20"/>1,7G <text:s text:c="11"/>0 <text:s/>1,7G <text:s text:c="11"/>0% /sys/fs/cgroup</text:p>
      <text:p text:style-name="P5">/dev/sda1 <text:s text:c="16"/>497M <text:s text:c="9"/>96M <text:s/>402M <text:s text:c="10"/>20% /boot</text:p>
      <text:p text:style-name="P5">/dev/mapper/vg1-lv1 <text:s text:c="6"/>976M <text:s text:c="9"/>70M <text:s/>840M <text:s text:c="11"/>8% /mnt/lv1</text:p>
      <text:p text:style-name="P5">/dev/mapper/vg1-lv2 <text:s text:c="6"/>976M <text:s text:c="8"/>2,7M <text:s/>907M <text:s text:c="11"/>1% /mnt/lv2</text:p>
      <text:p text:style-name="P6">/dev/mapper/vg1-lv3 <text:s text:c="6"/>477M <text:s text:c="8"/>2,3M <text:s/>445M <text:s text:c="11"/>1% /mnt/lv3</text:p>
      <text:p text:style-name="P6"/>
      <text:p text:style-name="P6"><text:span text:style-name="T1">Расширить логический блок.</text:span></text:p>
      <text:p text:style-name="P5">[root@localhost selld]# lvresize -L +500M /dev/vg1/lv1</text:p>
      <text:p text:style-name="P5"><text:s text:c="2"/>Extending logical volume lv1 to 1,49 GiB</text:p>
      <text:p text:style-name="P5"><text:s text:c="2"/>Logical volume lv1 successfully resized</text:p>
      <text:p text:style-name="P5"/>
      <text:p text:style-name="P6"><text:span text:style-name="T1">Расширить файловую систему</text:span></text:p>
      <text:p text:style-name="P5">[root@localhost selld]# resize2fs /dev/vg1/lv1</text:p>
      <text:p text:style-name="P5">resize2fs 1.42.9 (28-Dec-2013)</text:p>
      <text:p text:style-name="P5">Resizing the filesystem on /dev/vg1/lv1 to 390144 (4k) blocks.</text:p>
      <text:p text:style-name="P5">The filesystem on /dev/vg1/lv1 is now 390144 blocks long.</text:p>
      <text:p text:style-name="P5"/>
      <text:p text:style-name="P10">Посмотреть размер дисков</text:p>
      <text:p text:style-name="P7">[root@localhost selld]# df -h</text:p>
      <text:p text:style-name="P7">Файловая система <text:s text:c="7"/>Размер Использовано <text:s/>Дост Использовано% Cмонтировано в</text:p>
      <text:p text:style-name="P7">/dev/mapper/centos-root <text:s text:c="2"/>6,7G <text:s text:c="8"/>996M <text:s/>5,8G <text:s text:c="10"/>15% /</text:p>
      <text:p text:style-name="P7">devtmpfs <text:s text:c="17"/>1,7G <text:s text:c="11"/>0 <text:s/>1,7G <text:s text:c="11"/>0% /dev</text:p>
      <text:p text:style-name="P7">tmpfs <text:s text:c="20"/>1,7G <text:s text:c="11"/>0 <text:s/>1,7G <text:s text:c="11"/>0% /dev/shm</text:p>
      <text:p text:style-name="P7">tmpfs <text:s text:c="20"/>1,7G <text:s text:c="8"/>8,4M <text:s/>1,7G <text:s text:c="11"/>1% /run</text:p>
      <text:p text:style-name="P7">tmpfs <text:s text:c="20"/>1,7G <text:s text:c="11"/>0 <text:s/>1,7G <text:s text:c="11"/>0% /sys/fs/cgroup</text:p>
      <text:p text:style-name="P7">/dev/sda1 <text:s text:c="16"/>497M <text:s text:c="9"/>96M <text:s/>402M <text:s text:c="10"/>20% /boot</text:p>
      <text:p text:style-name="P7">/dev/mapper/vg1-lv1 <text:s text:c="6"/>1,5G <text:s text:c="9"/>70M <text:s/>1,3G <text:s text:c="11"/>6% /mnt/lv1</text:p>
      <text:p text:style-name="P7">/dev/mapper/vg1-lv2 <text:s text:c="6"/>976M <text:s text:c="8"/>2,7M <text:s/>907M <text:s text:c="11"/>1% /mnt/lv2</text:p>
      <text:p text:style-name="P7">/dev/mapper/vg1-lv3 <text:s text:c="6"/>477M <text:s text:c="8"/>2,3M <text:s/>445M <text:s text:c="11"/>1% /mnt/lv3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_20__28_user_29_" style:display-name="Preformatted Text (user)" style:family="paragraph" style:parent-style-name="Standard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Heading_20_2" style:display-name="Heading 2" style:family="paragraph" style:parent-style-name="Heading_20__28_user_29_" style:next-style-name="Text_20_body" style:default-outline-level="2" style:list-style-name="WW8Num1" style:class="text">
      <style:text-properties style:font-name="Liberation Serif1" fo:font-family="'Liberation Serif', 'Times New Roman'" style:font-family-generic="roman" style:font-pitch="variable" fo:font-size="18pt" fo:font-weight="bold" style:font-name-asian="DejaVu Sans1" style:font-family-asian="'DejaVu Sans'" style:font-pitch-asian="variable" style:font-size-asian="18pt" style:font-weight-asian="bold" style:font-name-complex="DejaVu Sans1" style:font-family-complex="'DejaVu Sans'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13:00.464511880</meta:creation-date>
    <dc:date>2014-11-07T11:33:41.331655717</dc:date>
    <meta:editing-duration>PT2H9M3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5" meta:paragraph-count="224" meta:word-count="936" meta:character-count="8719" meta:non-whitespace-character-count="5214"/>
  </office:meta>
</office:document-meta>
</file>